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Title">
      <style:text-properties style:font-name="DejaVu Sans Mono" fo:font-size="12pt" officeooo:rsid="0021b844" officeooo:paragraph-rsid="0021b844" style:font-size-asian="12pt" style:font-size-complex="12pt"/>
    </style:style>
    <style:style style:name="P3" style:family="paragraph" style:parent-style-name="Standard">
      <style:text-properties style:font-name="DejaVu Sans Mono" fo:font-size="8pt" fo:font-style="normal" style:text-underline-style="none" officeooo:rsid="0035a9b5" officeooo:paragraph-rsid="0032e2bd" style:font-size-asian="8pt" style:font-style-asian="normal" style:font-size-complex="8pt" style:font-style-complex="normal"/>
    </style:style>
    <style:style style:name="P4" style:family="paragraph" style:parent-style-name="Standard">
      <style:text-properties style:font-name="DejaVu Sans Mono" fo:font-size="8pt" fo:font-style="normal" style:text-underline-style="none" officeooo:rsid="00459fea" officeooo:paragraph-rsid="00459fea" style:font-size-asian="8pt" style:font-style-asian="normal" style:font-size-complex="8pt" style:font-style-complex="normal"/>
    </style:style>
    <style:style style:name="P5" style:family="paragraph" style:parent-style-name="Title">
      <style:paragraph-properties fo:text-align="end" style:justify-single-word="false"/>
      <style:text-properties style:font-name="DejaVu Sans Mono" fo:font-size="12pt" officeooo:rsid="00459fea" officeooo:paragraph-rsid="00459fea" style:font-size-asian="12pt" style:font-size-complex="12pt"/>
    </style:style>
    <style:style style:name="T1" style:family="text">
      <style:text-properties officeooo:rsid="0032e2bd"/>
    </style:style>
    <style:style style:name="T2" style:family="text">
      <style:text-properties officeooo:rsid="00459f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spberry Pi</text:p>
      <text:p text:style-name="P2"><text:span text:style-name="T2">Very fast c</text:span>onnection between a laptop and a Raspberry Pi without a network</text:p>
      <text:p text:style-name="P1"/>
      <text:p text:style-name="P3"><text:span text:style-name="T1">If you have a reliable and fast wired or wireless network, use it.</text:span></text:p>
      <text:p text:style-name="P3"/>
      <text:p text:style-name="P3">This description is for those situations, where there is no <text:span text:style-name="T2">suitable</text:span> wired or Wifi network available. In the past, one has used serial connections in this situation, but today the fastest and easiest connection uses a network cable. <text:span text:style-name="T2">This description is suitable for all Raspberry Pi versions with a wired network connector.</text:span></text:p>
      <text:p text:style-name="P3"/>
      <text:p text:style-name="P3">All you need is a network cable. If your laptop does not have a wired network connector, you need a USB network adapter. If your laptop is a PC, you <text:span text:style-name="T2">have to install</text:span> a ssh client such as for example "putty".</text:p>
      <text:p text:style-name="P3"/>
      <text:p text:style-name="P3">Connect the network cable between the laptop and the Raspberry Pi. You do not need a "crossover cable" here, because all modern network interfaces (such as the Raspberry Pi 3 or 4) handle direct connections automatically. The rest happens fully automatically, if you have not set any fixed ethernet addresses on the laptop or the Raspberry Pi.</text:p>
      <text:p text:style-name="P3"/>
      <text:p text:style-name="P3">Turn the laptop on and wait until it is ready. Then boot the Raspberry Pi (or PiDP-11). If you have not changed the host name of your Raspberry Pi, use "raspberrypi.local", otherwise use "yourhostname.local" instead.</text:p>
      <text:p text:style-name="P3"/>
      <text:p text:style-name="P3">On a Mac <text:span text:style-name="T2">or Linux laptop</text:span>, open a terminal window and type</text:p>
      <text:p text:style-name="P3"><text:s text:c="2"/>ssh pi@raspberrypi.local</text:p>
      <text:p text:style-name="P3"/>
      <text:p text:style-name="P3">On a PC, use your ssh client, such as putty, and make an ssh connection to raspberrypi.local</text:p>
      <text:p text:style-name="P3"/>
      <text:p text:style-name="P3">In both cases you get a Raspbian login prompt and are all set. This is most likely the fastest and easiest connection between a laptop and a Raspberry Pi. Note: I have tested this on a Mac, <text:span text:style-name="T2">a </text:span>PC <text:span text:style-name="T2">and a Linux laptop </text:span>with the latest OS versions. I don't know how well this works with older OS versions.</text:p>
      <text:p text:style-name="P3"/>
      <text:p text:style-name="P3">If you enable VNC server on the Raspberry Pi, you can also connect using VNC client and you get a very <text:span text:style-name="T2">fast</text:span> Raspbian desktop on your laptop<text:span text:style-name="T2">.</text:span></text:p>
      <text:p text:style-name="P3"/>
      <text:p text:style-name="P4">If your laptop can be connected to a network using Wifi, you can enable “internet connection sharing” on your laptop from the Wifi to the wired network, and your Raspberry Pi will have access to the intern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6.1.5.2$Linux_ARM_EABI LibreOffice_project/10$Build-2</meta:generator>
    <dc:date>2019-09-15T07:55:08.880069848</dc:date>
    <meta:editing-duration>PT6H43M7S</meta:editing-duration>
    <meta:editing-cycles>18</meta:editing-cycles>
    <meta:document-statistic meta:table-count="0" meta:image-count="0" meta:object-count="0" meta:page-count="1" meta:paragraph-count="13" meta:word-count="367" meta:character-count="2062" meta:non-whitespace-character-count="1706"/>
  </office:meta>
</office:document-meta>
</file>